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">
      <style:paragraph-properties fo:text-align="center" style:justify-single-word="false"/>
      <style:text-properties fo:font-size="32pt" style:font-size-asian="32pt" style:font-size-complex="32pt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Text_20_body">
      <style:text-properties fo:font-style="italic" style:font-style-asian="italic" style:font-style-complex="italic"/>
    </style:style>
    <style:style style:name="P6" style:family="paragraph" style:parent-style-name="Text_20_body">
      <style:text-properties fo:font-style="normal" style:font-style-asian="normal" style:font-style-complex="normal"/>
    </style:style>
    <style:style style:name="P7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Text_20_body">
      <style:text-properties style:font-name="Courier New" fo:font-style="normal" style:font-style-asian="normal" style:font-style-complex="normal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Example" style:list-style-name="L2"/>
    <style:style style:name="P12" style:family="paragraph" style:parent-style-name="Text_20_body" style:list-style-name="L2">
      <style:text-properties fo:font-style="normal" fo:font-weight="bold" style:font-style-asian="normal" style:font-weight-asian="bold" style:font-style-complex="normal" style:font-weight-complex="bold"/>
    </style:style>
    <style:style style:name="P13" style:family="paragraph" style:parent-style-name="Example" style:list-style-name="L2">
      <style:text-properties style:font-name="Courier New" fo:font-weight="normal" style:font-weight-asian="normal" style:font-weight-complex="normal"/>
    </style:style>
    <style:style style:name="P14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Text_20_body">
      <style:paragraph-properties fo:text-align="justify" style:justify-single-word="false"/>
    </style:style>
    <style:style style:name="P16" style:family="paragraph" style:parent-style-name="Text_20_body" style:list-style-name="L3">
      <style:paragraph-properties fo:text-align="justify" style:justify-single-word="false"/>
      <style:text-properties fo:font-weight="bold" style:font-weight-asian="bold" style:font-weight-complex="bold"/>
    </style:style>
    <style:style style:name="P17" style:family="paragraph" style:parent-style-name="Text_20_body" style:list-style-name="L3">
      <style:paragraph-properties fo:text-align="justify" style:justify-single-word="false"/>
      <style:text-properties fo:font-weight="normal" style:font-weight-asian="normal" style:font-weight-complex="normal"/>
    </style:style>
    <style:style style:name="P18" style:family="paragraph" style:parent-style-name="Text_20_body" style:list-style-name="L3">
      <style:paragraph-properties fo:margin-left="0cm" fo:margin-right="0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19" style:family="paragraph" style:parent-style-name="Text_20_body" style:list-style-name="L3">
      <style:paragraph-properties fo:margin-left="0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20" style:family="paragraph" style:parent-style-name="Text_20_body" style:list-style-name="L3">
      <style:paragraph-properties fo:margin-left="0cm" fo:margin-right="0cm" fo:text-align="justify" style:justify-single-word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Text_20_body" style:list-style-name="L3">
      <style:paragraph-properties fo:margin-left="0cm" fo:margin-right="0cm" fo:text-align="justify" style:justify-single-word="false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2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tyle="normal" fo:font-weight="normal" style:font-style-asian="normal" style:font-weight-asian="normal" style:font-style-complex="italic" style:font-weight-complex="normal"/>
    </style:style>
    <style:style style:name="P23" style:family="paragraph" style:parent-style-name="Text_20_body" style:list-style-name="L4">
      <style:text-properties fo:font-size="12pt" style:font-size-asian="12pt" style:font-size-complex="12pt"/>
    </style:style>
    <style:style style:name="P24" style:family="paragraph" style:parent-style-name="Text_20_body" style:list-style-name="L4">
      <style:paragraph-properties fo:text-align="start" style:justify-single-word="false"/>
      <style:text-properties fo:font-size="12pt" fo:language="none" fo:country="none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 style:list-style-name="L4">
      <style:paragraph-properties fo:text-align="start" style:justify-single-word="false"/>
      <style:text-properties fo:font-size="12pt" fo:language="none" fo:country="none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Text_20_body" style:list-style-name="L4">
      <style:paragraph-properties fo:text-align="start" style:justify-single-word="false"/>
      <style:text-properties fo:font-size="12pt" fo:language="none" fo:country="none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ext_20_body" style:list-style-name="L4">
      <style:paragraph-properties fo:text-align="start" style:justify-single-word="false"/>
      <style:text-properties style:font-name="Courier New" fo:font-size="12pt" fo:language="none" fo:country="none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ext_20_body" style:list-style-name="L4">
      <style:paragraph-properties fo:text-align="start" style:justify-single-word="false"/>
      <style:text-properties style:font-name="Courier New" fo:font-size="12pt" fo:language="none" fo:country="none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 style:list-style-name="L4">
      <style:paragraph-properties fo:text-align="start" style:justify-single-word="false"/>
      <style:text-properties style:text-position="0% 100%" fo:font-size="12pt" fo:language="none" fo:country="none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ext_20_body" style:list-style-name="L4">
      <style:paragraph-properties fo:text-align="start" style:justify-single-word="false"/>
      <style:text-properties style:text-position="0% 100%" style:font-name="Courier New" fo:font-size="12pt" fo:language="none" fo:country="none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 style:list-style-name="L4">
      <style:paragraph-properties fo:text-align="start" style:justify-single-word="false" fo:break-before="page"/>
      <style:text-properties fo:font-size="12pt" fo:language="none" fo:country="none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ext_20_body" style:list-style-name="L4">
      <style:paragraph-properties fo:text-align="start" style:justify-single-word="false"/>
    </style:style>
    <style:style style:name="P33" style:family="paragraph" style:parent-style-name="Text_20_body" style:list-style-name="L4">
      <style:paragraph-properties fo:text-align="start" style:justify-single-word="false"/>
      <style:text-properties fo:font-size="12pt" fo:language="none" fo:country="none" fo:font-style="normal" fo:font-weight="bold" style:font-size-asian="12pt" style:font-style-asian="italic" style:font-weight-asian="bold" style:font-size-complex="12pt" style:font-style-complex="italic" style:font-weight-complex="bold"/>
    </style:style>
    <style:style style:name="P34" style:family="paragraph" style:parent-style-name="Text_20_body" style:list-style-name="L4">
      <style:paragraph-properties fo:text-align="start" style:justify-single-word="false"/>
      <style:text-properties style:font-name="Courier New" fo:font-size="12pt" fo:language="none" fo:country="none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Text_20_body" style:list-style-name="L4">
      <style:paragraph-properties fo:text-align="start" style:justify-single-word="false"/>
      <style:text-properties style:font-name="Times New Roman" fo:font-size="12pt" fo:language="none" fo:country="none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Text_20_body" style:list-style-name="L4">
      <style:paragraph-properties fo:text-align="start" style:justify-single-word="false"/>
      <style:text-properties style:font-name="Times New Roman" fo:font-size="12pt" fo:language="none" fo:country="none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Courier New" fo:font-weight="normal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/>
    </style:style>
    <style:style style:name="T8" style:family="text">
      <style:text-properties style:font-name="Courier New"/>
    </style:style>
    <style:style style:name="T9" style:family="text">
      <style:text-properties fo:font-style="italic" style:font-style-asian="italic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language="none" fo:country="none" fo:font-weight="bold" style:font-weight-asian="bold" style:font-weight-complex="bold"/>
    </style:style>
    <style:style style:name="T12" style:family="text">
      <style:text-properties fo:language="none" fo:country="none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fo:font-weight="normal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font-size="12pt" fo:language="none" fo:country="none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2pt" fo:language="none" fo:country="none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Krzysztof Olczyk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2" text:outline-level="1">Reference of</text:h>
      <text:p text:style-name="P3">Eucasm language</text:p>
      <text:h text:style-name="P4" text:outline-level="2">0. Format of source code</text:h>
      <text:p text:style-name="Text_20_body">Code of the Eucasm language is a set of commands, each in separated line of the following format</text:p>
      <text:p text:style-name="P5">[@label:] CMD parameters</text:p>
      <text:p text:style-name="P5">Label <text:span text:style-name="T1">is the label of the object being result of the command for further reference to in succeding commands. </text:span>CMD <text:span text:style-name="T1">is TLA (three-letter-abbreviation) / mnemonic of the command and </text:span>parameters<text:span text:style-name="T1"> are set of parameters seperated by spaces (token enclosed in “” denote single parameter). The number of parameters and their format depend on the command.</text:span></text:p>
      <text:p text:style-name="P6">Inside of the “” parameters we can use certain special symbols:</text:p>
      <text:p text:style-name="P6">\” – “</text:p>
      <text:p text:style-name="P6">\n – new line</text:p>
      <text:p text:style-name="P6">\t – tabulation space</text:p>
      <text:p text:style-name="P6">\\ – \</text:p>
      <text:p text:style-name="P6">Redundant whitespaces and newlines are ignored as well as text between * and end-of-line which denotes the comment.</text:p>
      <text:p text:style-name="P7">Example in Eucasm:</text:p>
      <text:p text:style-name="P8">@label: LIN COORD 20 30 HORIZ 30</text:p>
      <text:p text:style-name="P8">* and some comment here</text:p>
      <text:p text:style-name="P8">TXT “Hello world in \”qoutes\” and\nsomething in new line”</text:p>
      <text:p text:style-name="P8"/>
      <text:h text:style-name="Heading_20_2" text:outline-level="2">1.Non-visible objects</text:h>
      <text:list text:style-name="L2">
        <text:list-item>
          <text:p text:style-name="P9"><text:span text:style-name="T2">TXT </text:span><text:span text:style-name="T3">text</text:span></text:p>
          <text:p text:style-name="P10">Outputs the given <text:span text:style-name="T4">text</text:span> to the panel with comments to the current constructions.</text:p>
          <text:p text:style-name="P10">If TXT occures as the first command in file, it possesses special meaning – denotes the title of the construction to be displayed in window titlebar and as a default header in exported HTMLs.</text:p>
          <text:p text:style-name="P11">Example:<text:span text:style-name="T5"> </text:span><text:span text:style-name="T6">TXT “Hello”</text:span></text:p>
        </text:list-item>
        <text:list-item>
          <text:p text:style-name="P12">SCR <text:span text:style-name="T3">length </text:span></text:p>
          <text:p text:style-name="P10">Sets current standard radius of the compass to be of length <text:span text:style-name="T4">length</text:span> given in the percentage of the canvas.</text:p>
          <text:p text:style-name="P11">Example: <text:span text:style-name="T6">SCR 30</text:span></text:p>
        </text:list-item>
        <text:list-item>
          <text:p text:style-name="P12">SCR <text:span text:style-name="T7">P1</text:span><text:span text:style-name="T3"> P2</text:span></text:p>
          <text:p text:style-name="P10">Sets current standard radius of the compass to be of length equal to the distance between the points labeled <text:span text:style-name="T4">P1 </text:span>and <text:span text:style-name="T4">P2</text:span>, respectively.</text:p>
          <text:p text:style-name="P11">Example: <text:span text:style-name="T8">@</text:span><text:span text:style-name="T6">pt1: PNT COORD 23 23</text:span></text:p>
          <text:list>
            <text:list-item>
              <text:list>
                <text:list-item>
                  <text:list>
                    <text:list-header>
                      <text:p text:style-name="P13">@pt2: PNT COORD 66 66</text:p>
                      <text:p text:style-name="P13">SCR pt1 pt2 </text:p>
                    </text:list-header>
                  </text:list>
                </text:list-item>
              </text:list>
            </text:list-item>
          </text:list>
        </text:list-item>
      </text:list>
      <text:p text:style-name="P14"/>
      <text:h text:style-name="Heading_20_2" text:outline-level="2">2.Positioners</text:h>
      <text:p text:style-name="P15">Positioners are parameters used in virtually every visible-object command to position the object on the plane. There are 3 major groups of positioners:</text:p>
      <text:list text:style-name="L3">
        <text:list-item>
          <text:p text:style-name="P16">Absolute positoners</text:p>
          <text:p text:style-name="P17">Absolute positioners are used to place the object in the certain part of the canvas, while the exact coordinates play no role. Following keywords specify the absolute positioner:</text:p>
          <text:p text:style-name="P18">a) <text:span text:style-name="T2">LT – </text:span>left-top part of the canvas</text:p>
          <text:p text:style-name="P18">b) <text:span text:style-name="T2">RT –</text:span> right-top part of the canvas</text:p>
          <text:p text:style-name="P18">c) <text:span text:style-name="T2">C –</text:span> central part of the canvas</text:p>
          <text:p text:style-name="P18">d) <text:span text:style-name="T2">LB</text:span> – left-bottom part of the canvas</text:p>
          <text:p text:style-name="P18">e) <text:span text:style-name="T2">RB –</text:span> right-bottom part of the canvas</text:p>
        </text:list-item>
        <text:list-item>
          <text:p text:style-name="P19">Relative positioners</text:p>
          <text:p text:style-name="P18">Relative positioner position the object on the canvas with respect to the other, already existing object. The listing beneath summerize available relative positioners:</text:p>
          <text:p text:style-name="P18">a) <text:span text:style-name="T2">ABOVE </text:span><text:span text:style-name="T4">refobject</text:span><text:span text:style-name="T1"> – position the object in the middle of segment above the </text:span><text:span text:style-name="T4">refobject.</text:span></text:p>
          <text:p text:style-name="P20">b) <text:span text:style-name="T2">UNDER </text:span><text:span text:style-name="T9">ref</text:span><text:span text:style-name="T4">object</text:span> – position the object in the middle of segment under the <text:span text:style-name="T4">refobject.</text:span></text:p>
          <text:p text:style-name="P20">c) <text:span text:style-name="T2">LEFT </text:span><text:span text:style-name="T9">ref</text:span><text:span text:style-name="T4">object</text:span> – position the object in the part of the canvas at the left from <text:span text:style-name="T4">refobject.</text:span></text:p>
          <text:p text:style-name="P20">d) <text:span text:style-name="T2">RIGHT </text:span><text:span text:style-name="T9">ref</text:span><text:span text:style-name="T4">object</text:span> – position the object in the part at the right from <text:span text:style-name="T4">refobject.</text:span></text:p>
          <text:p text:style-name="P20">e) <text:span text:style-name="T2">FROM </text:span><text:span text:style-name="T9">ref</text:span><text:span text:style-name="T4">object</text:span> – position exactly the <text:span text:style-name="T4">refobject</text:span>. Useful for tracing line from the point <text:line-break/>or drawing the arc centered at the certain point.</text:p>
        </text:list-item>
        <text:list-item>
          <text:p text:style-name="P21">Precise positioner</text:p>
          <text:p text:style-name="P20">Precise positioner is the way to place the object in the certain exact point of the canvas. </text:p>
          <text:p text:style-name="P20">The syntax is:</text:p>
          <text:p text:style-name="P19"><text:span text:style-name="T1">COORD </text:span><text:span text:style-name="T3">x y –</text:span><text:span text:style-name="T10"> where (</text:span><text:span text:style-name="T3">x, y</text:span><text:span text:style-name="T10">) is the point at the canvas given in the percentage of the canvas' dimensions.</text:span><text:span text:style-name="T3"> </text:span></text:p>
        </text:list-item>
      </text:list>
      <text:p text:style-name="P22">For the examples of the usage of positioner observe the examples provided in the section of <text:line-break/>visible-object commands reference.</text:p>
      <text:h text:style-name="P4" text:outline-level="2">3.Visible objects</text:h>
      <text:list text:style-name="L4">
        <text:list-item>
          <text:p text:style-name="P23"><text:span text:style-name="T11">LIN </text:span><text:span text:style-name="T12">positioner slope length</text:span></text:p>
          <text:p text:style-name="P24">Traces the line segment with the begining in the point defined by <text:span text:style-name="T4">positioner</text:span> with slope given by the slope-specifer <text:span text:style-name="T4">slope</text:span> and of the given <text:span text:style-name="T4">length</text:span><text:span text:style-name="T13">.</text:span></text:p>
          <text:p text:style-name="P25">Slope<text:span text:style-name="T1"> is one of the following:</text:span></text:p>
          <text:p text:style-name="P24">a) <text:span text:style-name="T2">HORIZ</text:span> – the line segment is to be horizontaly-oriented with the begining point specified by the positioner at the left.</text:p>
          <text:p text:style-name="P24">b) <text:span text:style-name="T2">VERT –</text:span> the line segment is to be vertically-oriented with the begining point specified by the positioner at the top</text:p>
          <text:p text:style-name="P24">c) <text:span text:style-name="T2">SLOPED </text:span><text:span text:style-name="T4">angle –</text:span> the line segment is sloped at the <text:span text:style-name="T4">angle</text:span> given in degrees, with zero <text:line-break/>at the 3 o'clock and angles increasing clockwise.</text:p>
          <text:p text:style-name="P26">Examples: <text:span text:style-name="T5">1</text:span>) <text:span text:style-name="T6">LIN COORD 25 30 SLOPED 45 55</text:span></text:p>
          <text:list>
            <text:list-item>
              <text:list>
                <text:list-item>
                  <text:list>
                    <text:list-header>
                      <text:p text:style-name="P27"><text:span text:style-name="T14"><text:s/></text:span><text:span text:style-name="T15">2)</text:span><text:span text:style-name="T14"> </text:span><text:span text:style-name="T5">LIN C HORIZ 25</text:span> 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26">ARC <text:span text:style-name="T3">positioner radius angle1 angle2</text:span></text:p>
          <text:p text:style-name="P24">Traces the arc spaning between the angles <text:span text:style-name="T4">angle1 </text:span>and <text:span text:style-name="T4">angle1</text:span>+<text:span text:style-name="T4">angle2 </text:span>centered at the point defined by <text:span text:style-name="T4">positioner</text:span> and of radius <text:span text:style-name="T4">radius</text:span>. Giving <text:span text:style-name="T4">radius</text:span> = -1 uses the current standard value of the radius set previously with <text:span text:style-name="T2">SCR </text:span>command.</text:p>
          <text:p text:style-name="P26">Example: <text:span text:style-name="T6">@lin: LIN COORD 25 10 VERT 20</text:span></text:p>
          <text:list>
            <text:list-item>
              <text:list>
                <text:list-item>
                  <text:list>
                    <text:list-header>
                      <text:p text:style-name="P28">ARC RIGHT lin -1 40 10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26">PNT <text:span text:style-name="T3">positioner</text:span></text:p>
          <text:p text:style-name="P24">Draws a single point at the position given by the <text:span text:style-name="T4">positioner</text:span>.</text:p>
          <text:p text:style-name="P26">Example: <text:span text:style-name="T6">PNT COORD 10 50</text:span></text:p>
        </text:list-item>
        <text:list-item>
          <text:p text:style-name="P26">INS<text:span text:style-name="T5"> </text:span><text:span text:style-name="T3">object1 object2</text:span></text:p>
          <text:p text:style-name="P24">Draws a single point at the <text:span text:style-name="T16">intersection</text:span> of <text:span text:style-name="T4">object1</text:span> and <text:span text:style-name="T4">object2</text:span></text:p>
          <text:p text:style-name="P29">Example: <text:span text:style-name="T6">@obj1: LIN COORD 25 25 HORIZ 50</text:span></text:p>
          <text:list>
            <text:list-item>
              <text:list>
                <text:list-item>
                  <text:list>
                    <text:list-header>
                      <text:p text:style-name="P30">@obj2: ARC COORD 20 25 50 30</text:p>
                      <text:p text:style-name="P30">INS obj1 obj2</text:p>
                    </text:list-header>
                  </text:list>
                </text:list-item>
              </text:list>
            </text:list-item>
          </text:list>
          <text:p text:style-name="P26"/>
        </text:list-item>
        <text:list-item>
          <text:p text:style-name="P31">LTP <text:span text:style-name="T3">point1 point2</text:span></text:p>
          <text:p text:style-name="P32"><text:span text:style-name="T17">Traces the line through the points </text:span><text:span text:style-name="T18">point1</text:span><text:span text:style-name="T17"> and </text:span><text:span text:style-name="T18">point</text:span></text:p>
          <text:p text:style-name="P33">Example: <text:span text:style-name="T8">@</text:span><text:span text:style-name="T6">a: PNT COORD 20 20</text:span></text:p>
          <text:list>
            <text:list-item>
              <text:list>
                <text:list-item>
                  <text:list>
                    <text:list-header>
                      <text:p text:style-name="P34">@l1: LIN COORD 50 20 VERT 60</text:p>
                      <text:p text:style-name="P34">@l2: LIN COORD 20 50 HORIZ 60</text:p>
                      <text:p text:style-name="P34">@b: INS l1 l2</text:p>
                      <text:p text:style-name="P34">LTP a b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26">POC<text:span text:style-name="T4"> </text:span><text:span text:style-name="T3">curve where</text:span></text:p>
          <text:p text:style-name="P24">Marks the point at the <text:span text:style-name="T4">curve</text:span> at the position being on <text:span text:style-name="T4">where</text:span> % of it. </text:p>
          <text:p text:style-name="P26">Example: <text:span text:style-name="T6">* Getting the endpoint of line</text:span></text:p>
          <text:list>
            <text:list-item>
              <text:list>
                <text:list-item>
                  <text:list>
                    <text:list-header>
                      <text:p text:style-name="P28">@k: LIN COORD 21 22 SLOPED -45 50</text:p>
                      <text:p text:style-name="P28">@p1: POC k 0</text:p>
                      <text:p text:style-name="P28">@p2: POC k 100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35">ABP <text:span text:style-name="T3">point1 point2 angle1 angle2</text:span></text:p>
          <text:p text:style-name="P36">Draw an arc from point <text:span text:style-name="T4">point1</text:span> with radius equal to the distance between <text:span text:style-name="T4">point1</text:span> and <text:span text:style-name="T4">point2</text:span> and spaning between angles <text:span text:style-name="T4">angle1</text:span> and <text:span text:style-name="T4">angle1+angle2</text:span> with respect to the line passing through <text:span text:style-name="T4">point1</text:span> and <text:span text:style-name="T4">point2</text:span> oriented, such that for <text:span text:style-name="T13">point1point2</text:span><text:span text:style-name="T2"> </text:span>the angle is 0.</text:p>
          <text:p text:style-name="P26">Example: <text:span text:style-name="T6">@k: LIN COORD 21 22 SLOPED -45 50</text:span></text:p>
          <text:list>
            <text:list-item>
              <text:list>
                <text:list-item>
                  <text:list>
                    <text:list-header>
                      <text:p text:style-name="P28">@p1: POC k 0</text:p>
                      <text:p text:style-name="P28">@p2: POC k 100</text:p>
                      <text:p text:style-name="P28">ABP p1 p2 30 10</text:p>
                    </text:list-header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Example" style:family="paragraph" style:parent-style-name="Text_20_body" style:class="text">
      <style:text-properties fo:font-style="normal" fo:font-weight="bold" style:font-style-asian="normal" style:font-weight-asian="bold" style:font-style-complex="normal" style:font-weight-complex="bold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6-04-30T12:09:23</meta:creation-date>
    <dc:date>2006-05-16T11:11:29</dc:date>
    <dc:language>pl-PL</dc:language>
    <meta:editing-cycles>109</meta:editing-cycles>
    <meta:editing-duration>PT3H45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91" meta:word-count="903" meta:character-count="5075"/>
  </office:meta>
</office:document-meta>
</file>